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es" fo:country="ES" style:font-size-asian="11pt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Arial" fo:font-size="28pt" fo:font-weight="bold" officeooo:rsid="000a4514" officeooo:paragraph-rsid="000a4514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Arial" fo:font-size="12pt" fo:font-weight="normal" officeooo:rsid="000a4514" officeooo:paragraph-rsid="000a451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Arial" fo:font-size="12pt" fo:font-weight="normal" officeooo:rsid="000a4514" officeooo:paragraph-rsid="000a762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Arial" fo:font-size="12pt" fo:font-weight="normal" officeooo:rsid="000a7622" officeooo:paragraph-rsid="000a7622" style:font-size-asian="10.5pt" style:font-weight-asian="normal" style:font-size-complex="12pt" style:font-weight-complex="normal"/>
    </style:style>
    <style:style style:name="T1" style:family="text">
      <style:text-properties officeooo:rsid="000a7622"/>
    </style:style>
    <style:style style:name="T2" style:family="text">
      <style:text-properties style:font-name="Courier New" style:font-size-asian="12pt" style:font-name-complex="Courier New1"/>
    </style:style>
    <style:style style:name="T3" style:family="text">
      <style:text-properties style:font-name="Courier New" officeooo:rsid="000a7622" style:font-size-asian="12pt" style:font-name-complex="Courier New1"/>
    </style:style>
    <style:style style:name="T4" style:family="text">
      <style:text-properties style:font-size-asian="12pt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cion de todo el proceso unidad 2 actividad 2.6</text:p>
      <text:p text:style-name="P3">.Lo primero que hice tal y como indican los pasos del ejercicio fue descargar el github windows </text:p>
      <text:p text:style-name="P3">.cree una cuenta en github con mi id el 24 </text:p>
      <text:p text:style-name="P3">.en la plataforma cree el repositoria LMSGI</text:p>
      <text:p text:style-name="P3">. en mi repositorio <text:span text:style-name="T1">pulse el boton upload files para migrar mi sitio web de 000webhost al github simplemente arrastrando </text:span></text:p>
      <text:p text:style-name="P3">.<text:span text:style-name="T1">sincronice con el visual estudio code creando una carpeta para alojar mi repositoria en mi equipo y clonarlo </text:span></text:p>
      <text:p text:style-name="P4">.Para <text:span text:style-name="T1">las </text:span>hacer subidas (commits) configur<text:span text:style-name="T1">e</text:span> el parámetro correo global en Git <text:span text:style-name="T1">con </text:span>el Símbolo del sistema de Windows y ejecut<text:span text:style-name="T1">e:</text:span></text:p>
      <text:p text:style-name="P4"><text:span text:style-name="T2">git config --global user.email </text:span><text:a xlink:type="simple" xlink:href="mailto:correo@servidor.com" text:style-name="Internet_20_link" text:visited-style-name="Visited_20_Internet_20_Link"><text:span text:style-name="T2">correo@servidor.com</text:span></text:a></text:p>
      <text:p text:style-name="P5"><text:span text:style-name="T4">por ultimo hice que en github pages se viera la url de nuesto sitio web, metiendome en github pages <text:s/>y en Source, en el desplegable, cambie “None” por “master branch</text:span></text:p>
      <text:p text:style-name="P4"><text:span text:style-name="T2"/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23:07:25.063000000</meta:creation-date>
    <dc:date>2019-12-16T23:56:50.672000000</dc:date>
    <meta:editing-duration>PT7S</meta:editing-duration>
    <meta:editing-cycles>1</meta:editing-cycles>
    <meta:document-statistic meta:table-count="0" meta:image-count="0" meta:object-count="0" meta:page-count="1" meta:paragraph-count="9" meta:word-count="138" meta:character-count="807" meta:non-whitespace-character-count="674"/>
    <meta:generator>LibreOffice/6.3.4.2$Windows_X86_64 LibreOffice_project/60da17e045e08f1793c57c00ba83cdfce946d0aa</meta:generator>
  </office:meta>
</office:document-meta>
</file>